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b052" officeooo:paragraph-rsid="001db052"/>
    </style:style>
    <style:style style:name="P2" style:family="paragraph" style:parent-style-name="Standard">
      <style:text-properties officeooo:rsid="002d5f08" officeooo:paragraph-rsid="002d5f08"/>
    </style:style>
    <style:style style:name="P3" style:family="paragraph" style:parent-style-name="Standard">
      <style:text-properties officeooo:rsid="002d5f08" officeooo:paragraph-rsid="002f45a7"/>
    </style:style>
    <style:style style:name="P4" style:family="paragraph" style:parent-style-name="Standard">
      <style:text-properties officeooo:rsid="002f45a7" officeooo:paragraph-rsid="002f45a7"/>
    </style:style>
    <style:style style:name="P5" style:family="paragraph" style:parent-style-name="Standard">
      <style:text-properties officeooo:rsid="002f45a7" officeooo:paragraph-rsid="002d5f08"/>
    </style:style>
    <style:style style:name="P6" style:family="paragraph" style:parent-style-name="Standard">
      <style:text-properties officeooo:paragraph-rsid="002f45a7"/>
    </style:style>
    <style:style style:name="P7" style:family="paragraph" style:parent-style-name="Standard">
      <style:text-properties officeooo:paragraph-rsid="002f5293"/>
    </style:style>
    <style:style style:name="P8" style:family="paragraph" style:parent-style-name="Standard">
      <style:text-properties fo:font-style="normal" officeooo:rsid="002f45a7" officeooo:paragraph-rsid="002f45a7" style:font-style-asian="normal" style:font-style-complex="normal"/>
    </style:style>
    <style:style style:name="P9" style:family="paragraph" style:parent-style-name="Standard">
      <style:text-properties fo:font-style="normal" officeooo:rsid="002f5293" officeooo:paragraph-rsid="002f5293" style:font-style-asian="normal" style:font-style-complex="normal"/>
    </style:style>
    <style:style style:name="P10" style:family="paragraph" style:parent-style-name="Standard">
      <style:text-properties fo:font-style="normal" officeooo:rsid="00304391" officeooo:paragraph-rsid="00304391" style:font-style-asian="normal" style:font-style-complex="normal"/>
    </style:style>
    <style:style style:name="P11" style:family="paragraph" style:parent-style-name="Standard">
      <style:text-properties officeooo:rsid="002d5f08" officeooo:paragraph-rsid="002d5f08"/>
    </style:style>
    <style:style style:name="P12" style:family="paragraph" style:parent-style-name="Standard">
      <style:text-properties officeooo:rsid="00346b95" officeooo:paragraph-rsid="00346b95"/>
    </style:style>
    <style:style style:name="T1" style:family="text">
      <style:text-properties officeooo:rsid="002d5f08"/>
    </style:style>
    <style:style style:name="T2" style:family="text">
      <style:text-properties officeooo:rsid="002f45a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f45a7" style:font-style-asian="normal" style:font-style-complex="normal"/>
    </style:style>
    <style:style style:name="T5" style:family="text">
      <style:text-properties fo:font-style="normal" officeooo:rsid="002f5293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brane technologie DevOps zajęcia <text:span text:style-name="T1">5</text:span> <text:span text:style-name="T1">19</text:span>.04.2020</text:p>
      <text:p text:style-name="P1"/>
      <text:p text:style-name="P2">&gt;npx create-react-app frontend-hello</text:p>
      <text:p text:style-name="P12"/>
      <text:p text:style-name="P3"/>
      <text:p text:style-name="P4">&gt; docker run -e</text:p>
      <text:p text:style-name="P2"/>
      <text:p text:style-name="P2">-<text:span text:style-name="T2">e zmienna środowiskowa, ogólny sposób konfigurowania kontenerów informacją z zewnątrz</text:span></text:p>
      <text:p text:style-name="P2"/>
      <text:p text:style-name="P2"/>
      <text:p text:style-name="P5">&gt; sudo docker network</text:p>
      <text:p text:style-name="P2"/>
      <text:p text:style-name="P3">connect <text:s text:c="4"/>Connect a container to a network</text:p>
      <text:p text:style-name="P3">create <text:s text:c="5"/>Create a network</text:p>
      <text:p text:style-name="P3">disconnect <text:s/>Disconnect a container from a network</text:p>
      <text:p text:style-name="P3">inspect <text:s text:c="4"/>Display detailed information on one or more networks</text:p>
      <text:p text:style-name="P3">ls <text:s text:c="9"/>List networks</text:p>
      <text:p text:style-name="P3">prune <text:s text:c="6"/>Remove all unused networks</text:p>
      <text:p text:style-name="P3">rm</text:p>
      <text:p text:style-name="P2"/>
      <text:p text:style-name="P4">&gt; sudo docker network create demoapp</text:p>
      <text:p text:style-name="P4">&gt; sudo docker network ls</text:p>
      <text:p text:style-name="P4"/>
      <text:p text:style-name="P4">utworzył network/sieć o nazwie demoapp typu bridge</text:p>
      <text:p text:style-name="P4"/>
      <text:p text:style-name="P8">docs.docker.com/network/bridge</text:p>
      <text:p text:style-name="P8"/>
      <text:p text:style-name="P8">&gt;sudo docker inspect demoapp</text:p>
      <text:p text:style-name="P8">json z konfiguracją</text:p>
      <text:p text:style-name="P8"/>
      <text:p text:style-name="P8"/>
      <text:p text:style-name="P7"><text:span text:style-name="T5">&gt; </text:span><text:span text:style-name="Source_20_Text"><text:span text:style-name="T3"><text:s/>docker run --</text:span></text:span><text:span text:style-name="Source_20_Text"><text:span text:style-name="T5">netowrk demoapp </text:span></text:span><text:span text:style-name="Source_20_Text"><text:span text:style-name="T3">--name </text:span></text:span><text:span text:style-name="Source_20_Text"><text:span text:style-name="T5">my</text:span></text:span><text:span text:style-name="Source_20_Text"><text:span text:style-name="T3">-postgres -e POSTGRES_PASSWORD=</text:span></text:span><text:span text:style-name="Source_20_Text"><text:span text:style-name="T5">1qaz2wsx3edc</text:span></text:span><text:span text:style-name="Source_20_Text"><text:span text:style-name="T3"> -d postgres</text:span></text:span></text:p>
      <text:p text:style-name="P9"/>
      <text:p text:style-name="P10">yarn add body-parser express nodemon redis cors pg</text:p>
      <text:p text:style-name="P6"><text:span text:style-name="T4">&gt;</text:span><text:span text:style-name="Source_20_Text"><text:span text:style-name="T3">docker run --network </text:span></text:span><text:span text:style-name="Source_20_Text"><text:span text:style-name="T5">demoapp --name</text:span></text:span><text:span text:style-name="Source_20_Text"><text:span text:style-name="T3"> </text:span></text:span><text:span text:style-name="Source_20_Text"><text:span text:style-name="T5">my-</text:span></text:span><text:span text:style-name="Source_20_Text"><text:span text:style-name="T3">postgres psql -h some-postgres -</text:span></text:span><text:span text:style-name="Source_20_Text"><text:span text:style-name="T5">d</text:span></text:span><text:span text:style-name="Source_20_Text"><text:span text:style-name="T3"> postgres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8:33:10.536434827</meta:creation-date>
    <meta:generator>LibreOffice/6.0.7.3$Linux_X86_64 LibreOffice_project/00m0$Build-3</meta:generator>
    <dc:date>2020-06-21T02:38:18.744099807</dc:date>
    <meta:editing-duration>PT3H48M6S</meta:editing-duration>
    <meta:editing-cycles>6</meta:editing-cycles>
    <meta:document-statistic meta:table-count="0" meta:image-count="0" meta:object-count="0" meta:page-count="1" meta:paragraph-count="21" meta:word-count="123" meta:character-count="870" meta:non-whitespace-character-count="742"/>
  </office:meta>
</office:document-meta>
</file>